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3.508cm" svg:x2="9.847cm" svg:y2="3.517cm" draw:start-shape="id1" draw:start-glue-point="10" svg:d="M6784 3508l3063 9" svg:viewBox="0 0 3064 10">
          <text:p/>
        </draw:connector>
        <draw:connector draw:style-name="gr4" draw:text-style-name="P1" draw:layer="layout" draw:type="line" svg:x1="6.784cm" svg:y1="3.508cm" svg:x2="8.808cm" svg:y2="6.029cm" draw:start-shape="id1" draw:start-glue-point="10" svg:d="M6784 3508l2024 2521" svg:viewBox="0 0 2025 2522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46:46.057401071</dc:date>
    <dc:creator>elucterio </dc:creator>
    <meta:editing-duration>PT5M11S</meta:editing-duration>
    <meta:editing-cycles>4</meta:editing-cycles>
    <meta:generator>LibreOffice/4.2.8.2$Linux_X86_64 LibreOffice_project/420m0$Build-2</meta:generator>
    <meta:document-statistic meta:object-count="23"/>
  </office:meta>
</office:document-meta>
</file>